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476891C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50%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2" style:family="paragraph">
      <style:text-properties fo:color="#ffffff" style:font-name="Arial" fo:font-size="28pt" fo:text-shadow="1pt 1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50%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T1" style:family="text">
      <style:text-properties fo:color="#ffffff" style:font-name="Arial" fo:font-size="28pt" fo:text-shadow="1pt 1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ffffff" style:font-name="Arial" fo:font-size="28pt" fo:text-shadow="1pt 1pt" style:font-size-asian="28pt" style:font-size-complex="28pt"/>
    </style:style>
    <style:style style:name="T3" style:family="text">
      <style:text-properties fo:color="#ffffff" style:font-name="Arial" fo:font-size="18pt" fo:text-shadow="1pt 1pt" style:font-name-asian="Segoe UI" style:font-size-asian="18pt" style:font-name-complex="Segoe UI" style:font-size-complex="18pt"/>
    </style:style>
    <style:style style:name="T4" style:family="text">
      <style:text-properties fo:color="#ffffff" style:font-name="Arial" fo:font-size="28pt" fo:text-shadow="1pt 1pt" style:font-name-asian="Segoe UI" style:font-size-asian="28pt" style:font-name-complex="Segoe UI" style:font-size-complex="28pt"/>
    </style:style>
    <style:style style:name="T5" style:family="text">
      <style:text-properties fo:color="#ffffff" style:font-name="Arial" fo:font-size="32pt" fo:text-shadow="1pt 1pt" style:font-size-asian="32pt" style:font-size-complex="32pt"/>
    </style:style>
    <style:style style:name="T6" style:family="text">
      <style:text-properties fo:color="#ffffff" style:font-name="Arial" fo:font-size="18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146cm" svg:height="3.037cm" svg:x="1.524cm" svg:y="1.27cm">
          <draw:text-box>
            <text:p text:style-name="P1"><text:span text:style-name="T1">Gospel Reading</text:span></text:p>
            <text:p text:style-name="P1"><text:span text:style-name="T2">Matthew 20:1–16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5.146cm" svg:height="9.113cm" svg:x="1.524cm" svg:y="1.27cm">
          <draw:text-box>
            <text:p text:style-name="P3"><text:span text:style-name="T3">1</text:span><text:span text:style-name="T4"> </text:span><text:span text:style-name="T5">“For the kingdom of heaven is like a master of a house who went out early in the morning to hire laborers for his vineyard.</text:span><text:span text:style-name="T2"> </text:span><text:span text:style-name="T3">2</text:span><text:span text:style-name="T4"> </text:span><text:span text:style-name="T5">After agreeing with the laborers for a denarius a day, he sent them into his vineya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5.146cm" svg:height="11.012cm" svg:x="1.524cm" svg:y="1.27cm">
          <draw:text-box>
            <text:p text:style-name="P3"><text:span text:style-name="T3">3</text:span><text:span text:style-name="T4"> </text:span><text:span text:style-name="T5">And going out about the third hour he saw others standing idle in the marketplace,</text:span><text:span text:style-name="T2"> </text:span><text:span text:style-name="T3">4</text:span><text:span text:style-name="T4"> </text:span><text:span text:style-name="T5">and to them he said, ‘You go into the vineyard too, and whatever is right I will give you.’</text:span><text:span text:style-name="T2"> </text:span><text:span text:style-name="T3">5</text:span><text:span text:style-name="T4"> </text:span><text:span text:style-name="T5">So they went. Going out again about the sixth hour and the ninth hour, he did the s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5.146cm" svg:height="9.113cm" svg:x="1.524cm" svg:y="1.27cm">
          <draw:text-box>
            <text:p text:style-name="P3"><text:span text:style-name="T6">6</text:span><text:span text:style-name="T2"> </text:span><text:span text:style-name="T5">And about the eleventh hour he went out and found others standing. And he said to them, ‘Why do you stand here idle all day?’</text:span><text:span text:style-name="T2"> </text:span><text:span text:style-name="T3">7</text:span><text:span text:style-name="T4"> </text:span><text:span text:style-name="T5">They said to him, ‘Because no one has hired us.’ He said to them, ‘You go into the vineyard too.’ <text:s/>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5.146cm" svg:height="11.012cm" svg:x="1.524cm" svg:y="1.27cm">
          <draw:text-box>
            <text:p text:style-name="P3"><text:span text:style-name="T3">8</text:span><text:span text:style-name="T4"> </text:span><text:span text:style-name="T5">And when evening came, the owner of the vineyard said to his foreman, ‘Call the laborers and pay them their wages, beginning with the last, up to the first.’</text:span><text:span text:style-name="T2"> </text:span><text:span text:style-name="T3">9</text:span><text:span text:style-name="T4"> </text:span><text:span text:style-name="T5">And when those hired about the eleventh hour came, each of them received a denari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5.146cm" svg:height="9.113cm" svg:x="1.524cm" svg:y="1.27cm">
          <draw:text-box>
            <text:p text:style-name="P3"><text:span text:style-name="T3">10</text:span><text:span text:style-name="T4"> </text:span><text:span text:style-name="T5">Now when those hired first came, they thought they would receive more, but each of them also received a denarius.</text:span><text:span text:style-name="T2"> </text:span><text:span text:style-name="T3">11</text:span><text:span text:style-name="T4"> </text:span><text:span text:style-name="T5">And on receiving it they grumbled at the master of the house,</text:span><text:span text:style-name="T2"> </text:span><text:span text:style-name="T3">12</text:span><text:span text:style-name="T4"> </text:span><text:span text:style-name="T5">saying, ‘These last worked only one hour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5.146cm" svg:height="9.113cm" svg:x="1.524cm" svg:y="1.27cm">
          <draw:text-box>
            <text:p text:style-name="P3"><text:span text:style-name="T5">and you have made them equal to us who have borne the burden of the day and the scorching heat.’ </text:span><text:span text:style-name="T3">13</text:span><text:span text:style-name="T4"> </text:span><text:span text:style-name="T5">But he replied to one of them, ‘Friend, I am doing you no wrong. Did you not agree with me for a denarius?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5.146cm" svg:height="11.012cm" svg:x="1.524cm" svg:y="1.27cm">
          <draw:text-box>
            <text:p text:style-name="P3"><text:span text:style-name="T3">14</text:span><text:span text:style-name="T4"> </text:span><text:span text:style-name="T5">Take what belongs to you and go. I choose to give to this last worker as I give to you.</text:span><text:span text:style-name="T2"> </text:span><text:span text:style-name="T3">15</text:span><text:span text:style-name="T4"> </text:span><text:span text:style-name="T5">Am I not allowed to do what I choose with what belongs to me? Or do you begrudge my generosity?’</text:span><text:span text:style-name="T2"> </text:span><text:span text:style-name="T3">16 </text:span><text:span text:style-name="T5">So the last will be first, and the first las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2000000258476891C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8T15:16:55.794000000</meta:creation-date>
    <dc:date>2014-09-18T15:41:10.966000000</dc:date>
    <dc:creator>Arthur Hoch</dc:creator>
    <meta:editing-duration>PT3M53S</meta:editing-duration>
    <meta:editing-cycles>1</meta:editing-cycles>
    <meta:document-statistic meta:object-count="45"/>
    <meta:generator>LibreOffice/4.3.1.2$Windows_x86 LibreOffice_project/958349dc3b25111dbca392fbc281a05559ef6848</meta:generator>
  </office:meta>
</office:document-meta>
</file>